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9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Descrição&quot;;&quot;Fluxo Básico&quot;;&quot;Fluxo Alternativo&quot;)" table:allow-empty-cell="true" table:display-list="unsorted" table:base-cell-address="Plan1.B1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Food DeliveryWeb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ributos dos Casos de Uso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 DE CONTEÚDO</text:p>
          </table:table-cell>
          <table:table-cell table:style-name="ce3" office:value-type="string">
            <text:p>COMPLEXIDADE</text:p>
          </table:table-cell>
          <table:table-cell table:style-name="ce3" office:value-type="string">
            <text:p>EST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 – Manter Cliente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2 – Pesquisa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3 – Inclui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4 – Altera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5 – Exclui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 – Manter CEP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1 – Inclui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2 – Altera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3 – Exclui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 – Manter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1 – Inclui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2 – Exclui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3 – Consulta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4 – Altera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5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 – Manter Cardápi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2 – Pesquisa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3 – Inclui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4 – Altera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5 – Exclui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 – Manter Pra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1 – Visualiz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2 – Inclui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3 – Consult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4 – Atualiz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5 – Exclui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 – Manter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2 – Pesquis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3 – Inclui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4 – Cancel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5 – Exclui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6 – Finaliz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 – Manter Formas de Paga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1 – Inclui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2 – Altera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3 – Exclui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4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8 – Efetuar Cadastr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8.A1 – Alterar Cadastr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9 – Agendar Entrega de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9.A1 – Consistência ao Agendar Entrega de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 – Pesquisar Pedido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.A1 – Consult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.A2 – Consistência ao Pesquis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 – Exibir Estabelecimento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1 – Buscar por CEP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2 – Buscar por Nome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3 – Visualizar Detalhe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 – Exibir Cardápi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.A1 – Buscar por Nom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.A2 – Nome não Traz Resultado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 – Exibir Pra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.A1 – Busc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.A2 – Adicionar na Lista de Pedido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4 – Solicitar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4.A1 – Finaliz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5 – Registrar avaliação do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 – Consultar Pedidos por Estabelecimento e perío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.A1 – Consultar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.A2 – Gerar Relatór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7 – Consultar Cliente por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UC17.A1 – Gerar Retlatór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 table:number-rows-repeated="14">
          <table:table-cell table:style-name="ce4"/>
          <table:table-cell table:style-name="ce6" table:content-validation-name="val1"/>
          <table:table-cell table:style-name="ce6" table:content-validation-name="val2"/>
          <table:table-cell table:style-name="ce6" table:content-validation-name="val3"/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G$1: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20/10/2009</text:date>, <text:time>08:37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0T08:37:13.82</dc:date>
    <meta:generator>OpenOffice.org/3.1$Win32 OpenOffice.org_project/310m11$Build-9399</meta:generator>
    <meta:editing-duration>PT01H06M53S</meta:editing-duration>
    <meta:editing-cycles>15</meta:editing-cycles>
    <dc:creator>Pedro </dc:creator>
    <meta:document-statistic meta:table-count="3" meta:cell-count="266" meta:object-count="0"/>
  </office:meta>
</office:document-meta>
</file>